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" svg:font-family="Roboto" style:font-adornments="Regular" style:font-pitch="variable"/>
    <style:font-face style:name="Roboto Condensed Light" svg:font-family="'Roboto Condensed Light'" style:font-adornments="Light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 style:master-page-name="Standard">
      <style:table-properties style:width="18.598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2.379cm"/>
    </style:style>
    <style:style style:name="Table1.B" style:family="table-column">
      <style:table-column-properties style:column-width="1.002cm"/>
    </style:style>
    <style:style style:name="Table1.C" style:family="table-column">
      <style:table-column-properties style:column-width="5.2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2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officeooo:rsid="0025ea16" officeooo:paragraph-rsid="0025ea16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3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officeooo:rsid="00184d51" officeooo:paragraph-rsid="002eb80f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4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officeooo:paragraph-rsid="002eb80f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5" style:family="paragraph" style:parent-style-name="Text_20_body">
      <style:paragraph-properties>
        <style:tab-stops>
          <style:tab-stop style:position="12.391cm" style:type="right"/>
        </style:tab-stops>
      </style:paragraph-properties>
      <style:text-properties officeooo:paragraph-rsid="00289f93"/>
    </style:style>
    <style:style style:name="P6" style:family="paragraph" style:parent-style-name="Text_20_body">
      <style:text-properties fo:language="en" fo:country="CA" fo:font-style="normal" style:language-asian="zh" style:country-asian="CN" style:font-style-asian="normal" style:language-complex="hi" style:country-complex="IN" style:font-style-complex="normal"/>
    </style:style>
    <style:style style:name="P7" style:family="paragraph" style:parent-style-name="Text_20_body">
      <style:text-properties fo:language="en" fo:country="CA" fo:font-style="normal" officeooo:paragraph-rsid="002c4121" style:language-asian="zh" style:country-asian="CN" style:font-style-asian="normal" style:language-complex="hi" style:country-complex="IN" style:font-style-complex="normal"/>
    </style:style>
    <style:style style:name="P8" style:family="paragraph" style:parent-style-name="Text_20_body">
      <style:text-properties fo:language="en" fo:country="CA" fo:font-style="normal" officeooo:paragraph-rsid="002b7c27" style:language-asian="zh" style:country-asian="CN" style:font-style-asian="normal" style:language-complex="hi" style:country-complex="IN" style:font-style-complex="normal"/>
    </style:style>
    <style:style style:name="P9" style:family="paragraph" style:parent-style-name="Text_20_body">
      <style:text-properties fo:language="en" fo:country="CA" style:language-asian="zh" style:country-asian="CN" style:language-complex="hi" style:country-complex="IN"/>
    </style:style>
    <style:style style:name="P10" style:family="paragraph" style:parent-style-name="Text_20_body">
      <style:text-properties fo:language="en" fo:country="CA" officeooo:rsid="00290707" officeooo:paragraph-rsid="002eb80f" style:language-asian="zh" style:country-asian="CN" style:language-complex="hi" style:country-complex="IN"/>
    </style:style>
    <style:style style:name="P11" style:family="paragraph" style:parent-style-name="Text_20_body">
      <style:paragraph-properties>
        <style:tab-stops>
          <style:tab-stop style:position="12.391cm" style:type="right"/>
        </style:tab-stops>
      </style:paragraph-properties>
      <style:text-properties fo:language="en" fo:country="CA" officeooo:paragraph-rsid="00308283" style:language-asian="zh" style:country-asian="CN" style:language-complex="hi" style:country-complex="IN"/>
    </style:style>
    <style:style style:name="P12" style:family="paragraph" style:parent-style-name="Text_20_body">
      <style:text-properties fo:language="en" fo:country="CA" officeooo:paragraph-rsid="002eb80f" style:language-asian="zh" style:country-asian="CN" style:language-complex="hi" style:country-complex="IN"/>
    </style:style>
    <style:style style:name="P13" style:family="paragraph" style:parent-style-name="Text_20_body">
      <style:text-properties fo:language="en" fo:country="CA" officeooo:rsid="00184d51" officeooo:paragraph-rsid="002eb80f" style:language-asian="zh" style:country-asian="CN" style:language-complex="hi" style:country-complex="IN"/>
    </style:style>
    <style:style style:name="P14" style:family="paragraph" style:parent-style-name="Text_20_body">
      <style:text-properties fo:language="en" fo:country="CA" officeooo:paragraph-rsid="00308283" style:language-asian="zh" style:country-asian="CN" style:language-complex="hi" style:country-complex="IN"/>
    </style:style>
    <style:style style:name="P15" style:family="paragraph" style:parent-style-name="Text_20_body">
      <style:text-properties fo:language="en" fo:country="CA" fo:font-weight="normal" officeooo:paragraph-rsid="002eb80f" style:language-asian="zh" style:country-asian="CN" style:font-weight-asian="normal" style:language-complex="hi" style:country-complex="IN" style:font-weight-complex="normal"/>
    </style:style>
    <style:style style:name="P16" style:family="paragraph" style:parent-style-name="No_20_Formatting">
      <style:paragraph-properties fo:text-align="end" style:justify-single-word="false"/>
      <style:text-properties fo:font-weight="normal" officeooo:paragraph-rsid="0031d39b" style:font-weight-asian="normal" style:font-weight-complex="normal"/>
    </style:style>
    <style:style style:name="P17" style:family="paragraph" style:parent-style-name="No_20_Formatting">
      <style:paragraph-properties fo:text-align="end" style:justify-single-word="false"/>
      <style:text-properties fo:language="en" fo:country="CA" fo:font-weight="normal" officeooo:paragraph-rsid="0029a9b6" style:language-asian="zh" style:country-asian="CN" style:font-weight-asian="normal" style:language-complex="hi" style:country-complex="IN" style:font-weight-complex="normal"/>
    </style:style>
    <style:style style:name="P18" style:family="paragraph" style:parent-style-name="Text_20_body">
      <style:paragraph-properties fo:margin-top="0cm" fo:margin-bottom="0.199cm" style:contextual-spacing="false"/>
      <style:text-properties fo:language="en" fo:country="CA" fo:font-style="normal" officeooo:paragraph-rsid="002eb80f" style:language-asian="zh" style:country-asian="CN" style:font-style-asian="normal" style:language-complex="hi" style:country-complex="IN" style:font-style-complex="normal"/>
    </style:style>
    <style:style style:name="P19" style:family="paragraph" style:parent-style-name="Heading_20_1">
      <style:text-properties fo:language="en" fo:country="CA" officeooo:paragraph-rsid="002eb80f" style:language-asian="zh" style:country-asian="CN" style:language-complex="hi" style:country-complex="IN"/>
    </style:style>
    <style:style style:name="P20" style:family="paragraph" style:parent-style-name="Heading_20_1">
      <style:text-properties fo:language="en" fo:country="CA" officeooo:rsid="00184d51" officeooo:paragraph-rsid="002eb80f" style:language-asian="zh" style:country-asian="CN" style:language-complex="hi" style:country-complex="IN"/>
    </style:style>
    <style:style style:name="P21" style:family="paragraph" style:parent-style-name="Heading_20_2">
      <style:text-properties fo:language="en" fo:country="CA" style:language-asian="zh" style:country-asian="CN" style:language-complex="hi" style:country-complex="IN"/>
    </style:style>
    <style:style style:name="P22" style:family="paragraph" style:parent-style-name="Heading_20_2">
      <style:text-properties fo:language="en" fo:country="CA" officeooo:paragraph-rsid="002eb80f" style:language-asian="zh" style:country-asian="CN" style:language-complex="hi" style:country-complex="IN"/>
    </style:style>
    <style:style style:name="P23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  <style:text-properties fo:language="en" fo:country="CA" style:language-asian="zh" style:country-asian="CN" style:language-complex="hi" style:country-complex="IN"/>
    </style:style>
    <style:style style:name="P24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  <style:text-properties fo:language="en" fo:country="CA" officeooo:paragraph-rsid="00289f93" style:language-asian="zh" style:country-asian="CN" style:language-complex="hi" style:country-complex="IN"/>
    </style:style>
    <style:style style:name="P25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  <style:text-properties fo:language="en" fo:country="CA" officeooo:paragraph-rsid="002eb80f" style:language-asian="zh" style:country-asian="CN" style:language-complex="hi" style:country-complex="IN"/>
    </style:style>
    <style:style style:name="P26" style:family="paragraph" style:parent-style-name="Heading_20_2">
      <style:text-properties fo:language="en" fo:country="CA" officeooo:paragraph-rsid="002b741e" style:language-asian="zh" style:country-asian="CN" style:language-complex="hi" style:country-complex="IN"/>
    </style:style>
    <style:style style:name="P27" style:family="paragraph" style:parent-style-name="Heading_20_2">
      <style:text-properties fo:language="en" fo:country="CA" officeooo:rsid="00184d51" officeooo:paragraph-rsid="002eb80f" style:language-asian="zh" style:country-asian="CN" style:language-complex="hi" style:country-complex="IN"/>
    </style:style>
    <style:style style:name="P28" style:family="paragraph" style:parent-style-name="Heading_20_2">
      <style:text-properties fo:language="en" fo:country="CA" fo:font-style="normal" officeooo:rsid="002c4121" officeooo:paragraph-rsid="002c4121" style:language-asian="zh" style:country-asian="CN" style:font-style-asian="normal" style:language-complex="hi" style:country-complex="IN" style:font-style-complex="normal"/>
    </style:style>
    <style:style style:name="P29" style:family="paragraph" style:parent-style-name="Title">
      <style:text-properties fo:language="en" fo:country="CA" style:language-asian="zh" style:country-asian="CN" style:language-complex="hi" style:country-complex="IN"/>
    </style:style>
    <style:style style:name="P30" style:family="paragraph" style:parent-style-name="Title">
      <style:paragraph-properties fo:text-align="start" style:justify-single-word="false">
        <style:tab-stops>
          <style:tab-stop style:position="18.6cm" style:type="right"/>
        </style:tab-stops>
      </style:paragraph-properties>
      <style:text-properties fo:language="en" fo:country="CA" style:language-asian="zh" style:country-asian="CN" style:language-complex="hi" style:country-complex="IN"/>
    </style:style>
    <style:style style:name="P31" style:family="paragraph" style:parent-style-name="Text_20_body_20_indent">
      <style:text-properties fo:language="en" fo:country="CA" fo:font-style="italic" officeooo:paragraph-rsid="002c4121" style:language-asian="zh" style:country-asian="CN" style:font-style-asian="italic" style:language-complex="hi" style:country-complex="IN" style:font-style-complex="italic"/>
    </style:style>
    <style:style style:name="P32" style:family="paragraph" style:parent-style-name="Text_20_body_20_indent">
      <style:text-properties fo:language="en" fo:country="CA" officeooo:paragraph-rsid="002c4121" style:language-asian="zh" style:country-asian="CN" style:language-complex="hi" style:country-complex="IN"/>
    </style:style>
    <style:style style:name="P33" style:family="paragraph" style:parent-style-name="Text_20_body_20_indent">
      <style:text-properties fo:language="en" fo:country="CA" officeooo:paragraph-rsid="0036fdef" style:language-asian="zh" style:country-asian="CN" style:language-complex="hi" style:country-complex="IN"/>
    </style:style>
    <style:style style:name="P34" style:family="paragraph" style:parent-style-name="Text_20_body">
      <style:text-properties fo:language="en" fo:country="CA" fo:font-style="normal" officeooo:paragraph-rsid="0038ed2c" style:language-asian="zh" style:country-asian="CN" style:font-style-asian="normal" style:language-complex="hi" style:country-complex="IN" style:font-style-complex="normal"/>
    </style:style>
    <style:style style:name="P35" style:family="paragraph" style:parent-style-name="List" style:list-style-name="L1">
      <style:text-properties fo:language="en" fo:country="CA" officeooo:rsid="00289f93" officeooo:paragraph-rsid="00289f93" style:language-asian="zh" style:country-asian="CN" style:language-complex="hi" style:country-complex="IN"/>
    </style:style>
    <style:style style:name="P36" style:family="paragraph" style:parent-style-name="List" style:list-style-name="L1">
      <style:text-properties fo:language="en" fo:country="CA" officeooo:rsid="0029a9b6" officeooo:paragraph-rsid="0029a9b6" style:language-asian="zh" style:country-asian="CN" style:language-complex="hi" style:country-complex="IN"/>
    </style:style>
    <style:style style:name="P37" style:family="paragraph" style:parent-style-name="List" style:list-style-name="L1">
      <style:text-properties fo:language="en" fo:country="CA" officeooo:rsid="001bf26e" officeooo:paragraph-rsid="00308283" style:language-asian="zh" style:country-asian="CN" style:language-complex="hi" style:country-complex="IN"/>
    </style:style>
    <style:style style:name="P38" style:family="paragraph" style:parent-style-name="List" style:list-style-name="L1">
      <style:text-properties fo:language="en" fo:country="CA" officeooo:rsid="0022920a" officeooo:paragraph-rsid="00308283" style:language-asian="zh" style:country-asian="CN" style:language-complex="hi" style:country-complex="IN"/>
    </style:style>
    <style:style style:name="P39" style:family="paragraph" style:parent-style-name="List" style:list-style-name="L1">
      <style:text-properties fo:language="en" fo:country="CA" officeooo:rsid="001a0b37" officeooo:paragraph-rsid="00308283" style:language-asian="zh" style:country-asian="CN" style:language-complex="hi" style:country-complex="IN"/>
    </style:style>
    <style:style style:name="P40" style:family="paragraph" style:parent-style-name="List" style:list-style-name="L1">
      <style:text-properties officeooo:rsid="001bf26e" officeooo:paragraph-rsid="00308283"/>
    </style:style>
    <style:style style:name="P41" style:family="paragraph" style:parent-style-name="List" style:list-style-name="L1">
      <style:text-properties officeooo:rsid="001a0b37" officeooo:paragraph-rsid="00308283"/>
    </style:style>
    <style:style style:name="P42" style:family="paragraph" style:parent-style-name="Heading_20_1" style:list-style-name="WWNum1">
      <style:text-properties fo:language="en" fo:country="CA" officeooo:rsid="00184d51" officeooo:paragraph-rsid="002eb80f" style:language-asian="zh" style:country-asian="CN" style:language-complex="hi" style:country-complex="IN"/>
    </style:style>
    <style:style style:name="P43" style:family="paragraph" style:parent-style-name="Text_20_body_20_indent">
      <style:text-properties fo:language="en" fo:country="CA" fo:font-style="italic" officeooo:paragraph-rsid="002c4121" style:language-asian="zh" style:country-asian="CN" style:font-style-asian="italic" style:language-complex="hi" style:country-complex="IN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c78" style:font-weight-asian="normal" style:font-weight-complex="normal"/>
    </style:style>
    <style:style style:name="T3" style:family="text">
      <style:text-properties fo:font-weight="normal" officeooo:rsid="002eb80f" style:font-weight-asian="normal" style:font-weight-complex="normal"/>
    </style:style>
    <style:style style:name="T4" style:family="text">
      <style:text-properties fo:font-weight="normal" officeooo:rsid="00308283" style:font-weight-asian="normal" style:font-weight-complex="normal"/>
    </style:style>
    <style:style style:name="T5" style:family="text">
      <style:text-properties fo:color="#579d1c" style:font-name="Roboto" fo:font-size="11pt" fo:language="en" fo:country="CA" fo:font-style="normal" fo:font-weight="normal" officeooo:rsid="00289f93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T6" style:family="text">
      <style:text-properties fo:color="#579d1c" fo:language="en" fo:country="CA" officeooo:rsid="0022cb41" style:language-asian="zh" style:country-asian="CN" style:language-complex="hi" style:country-complex="I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ea16" style:font-weight-asian="bold" style:font-weight-complex="bold"/>
    </style:style>
    <style:style style:name="T9" style:family="text">
      <style:text-properties fo:font-weight="bold" officeooo:rsid="00289f93" style:font-weight-asian="bold" style:font-weight-complex="bold"/>
    </style:style>
    <style:style style:name="T10" style:family="text">
      <style:text-properties fo:font-weight="bold" officeooo:rsid="002eb80f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89f9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eb80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a0b37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5e1dc" style:font-style-asian="italic" style:font-weight-asian="normal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d00b" style:font-style-asian="italic" style:font-style-complex="italic"/>
    </style:style>
    <style:style style:name="T18" style:family="text">
      <style:text-properties fo:font-style="italic" officeooo:rsid="00184d51" style:font-style-asian="italic" style:font-style-complex="italic"/>
    </style:style>
    <style:style style:name="T19" style:family="text">
      <style:text-properties fo:font-style="italic" officeooo:rsid="00353d2c" style:font-style-asian="italic" style:font-style-complex="italic"/>
    </style:style>
    <style:style style:name="T20" style:family="text">
      <style:text-properties fo:font-style="italic" officeooo:rsid="0038ed2c" style:font-style-asian="italic" style:font-style-complex="italic"/>
    </style:style>
    <style:style style:name="T21" style:family="text">
      <style:text-properties fo:font-style="italic" officeooo:rsid="003b56d0" style:font-style-asian="italic" style:font-style-complex="italic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0b3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a7781" style:font-style-asian="normal" style:font-weight-asian="normal" style:font-style-complex="normal" style:font-weight-complex="normal"/>
    </style:style>
    <style:style style:name="T25" style:family="text">
      <style:text-properties fo:color="#00000a" fo:font-size="11pt" style:font-name-asian="DejaVu Sans" style:font-size-asian="11pt" style:font-name-complex="Lohit Hindi" style:font-size-complex="12pt"/>
    </style:style>
    <style:style style:name="T26" style:family="text">
      <style:text-properties fo:font-variant="normal" fo:text-transform="none" fo:color="#00000a" fo:font-size="11pt" fo:letter-spacing="normal" fo:font-style="normal" fo:font-weight="normal" style:font-name-asian="DejaVu Sans" style:font-size-asian="11pt" style:font-style-asian="normal" style:font-weight-asian="normal" style:font-name-complex="Lohit Hindi" style:font-size-complex="12pt"/>
    </style:style>
    <style:style style:name="T27" style:family="text">
      <style:text-properties fo:font-variant="normal" fo:text-transform="none" fo:color="#00000a" fo:font-size="11pt" fo:letter-spacing="normal" fo:font-weight="normal" style:font-name-asian="DejaVu Sans" style:font-size-asian="11pt" style:font-weight-asian="normal" style:font-name-complex="Lohit Hindi" style:font-size-complex="12pt"/>
    </style:style>
    <style:style style:name="T28" style:family="text">
      <style:text-properties fo:font-variant="normal" fo:text-transform="none" fo:color="#00000a" fo:font-size="11pt" fo:letter-spacing="normal" fo:font-weight="normal" officeooo:rsid="00184d51" style:font-name-asian="DejaVu Sans" style:font-size-asian="11pt" style:font-weight-asian="normal" style:font-name-complex="Lohit Hindi" style:font-size-complex="12pt"/>
    </style:style>
    <style:style style:name="T29" style:family="text">
      <style:text-properties fo:font-variant="normal" fo:text-transform="none" fo:color="#00000a" fo:font-size="11pt" fo:letter-spacing="normal" fo:font-weight="normal" officeooo:rsid="002460d6" style:font-name-asian="DejaVu Sans" style:font-size-asian="11pt" style:font-weight-asian="normal" style:font-name-complex="Lohit Hindi" style:font-size-complex="12pt"/>
    </style:style>
    <style:style style:name="T30" style:family="text">
      <style:text-properties officeooo:rsid="001dac2f"/>
    </style:style>
    <style:style style:name="T31" style:family="text">
      <style:text-properties officeooo:rsid="001ea4fa"/>
    </style:style>
    <style:style style:name="T32" style:family="text">
      <style:text-properties officeooo:rsid="0029a9b6"/>
    </style:style>
    <style:style style:name="T33" style:family="text">
      <style:text-properties officeooo:rsid="002c4121"/>
    </style:style>
    <style:style style:name="T34" style:family="text">
      <style:text-properties officeooo:rsid="002c97d7"/>
    </style:style>
    <style:style style:name="T35" style:family="text">
      <style:text-properties officeooo:rsid="00184d51"/>
    </style:style>
    <style:style style:name="T36" style:family="text">
      <style:text-properties officeooo:rsid="002eb80f"/>
    </style:style>
    <style:style style:name="T37" style:family="text">
      <style:text-properties fo:language="en" fo:country="CA" fo:font-style="normal" fo:font-weight="normal" officeooo:rsid="00289f93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38" style:family="text">
      <style:text-properties fo:language="en" fo:country="CA" fo:font-style="normal" fo:font-weight="normal" officeooo:rsid="00308283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39" style:family="text">
      <style:text-properties fo:language="en" fo:country="CA" fo:font-style="normal" fo:font-weight="normal" officeooo:rsid="0033c254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40" style:family="text">
      <style:text-properties officeooo:rsid="00308283"/>
    </style:style>
    <style:style style:name="T41" style:family="text">
      <style:text-properties officeooo:rsid="0021f536"/>
    </style:style>
    <style:style style:name="T42" style:family="text">
      <style:text-properties officeooo:rsid="001ccc56"/>
    </style:style>
    <style:style style:name="T43" style:family="text">
      <style:text-properties officeooo:rsid="001dcc43"/>
    </style:style>
    <style:style style:name="T44" style:family="text">
      <style:text-properties officeooo:rsid="0020387d"/>
    </style:style>
    <style:style style:name="T45" style:family="text">
      <style:text-properties officeooo:rsid="001ed5d9"/>
    </style:style>
    <style:style style:name="Sect1" style:family="section">
      <style:section-properties text:dont-balance-text-columns="true" style:editable="false">
        <style:columns fo:column-count="2">
          <style:column style:rel-width="7319*" fo:start-indent="0cm" fo:end-indent="0.448cm"/>
          <style:column style:rel-width="3221*" fo:start-indent="0.44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cm" fo:text-indent="-0.45cm" fo:margin-left="0.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Laurent le Beau-Martin</text:p>
          </table:table-cell>
          <table:table-cell table:style-name="Table1.B1" office:value-type="string">
            <text:p text:style-name="P30"/>
          </table:table-cell>
          <table:table-cell table:style-name="Table1.B1" office:value-type="string">
            <text:p text:style-name="P16"><text:a xlink:type="simple" xlink:href="mailto:laurent.lebeau@gmail.com"><text:span text:style-name="Internet_20_link"><text:span text:style-name="T6">laurent.lebeau@gmail.com</text:span></text:span></text:a></text:p>
            <text:p text:style-name="P17">+1 (514) 692-2900</text:p>
          </table:table-cell>
        </table:table-row>
      </table:table>
      <text:section text:style-name="Sect1" text:name="TextSection">
        <text:list xml:id="list2276385585692876148" text:style-name="WWNum1">
          <text:list-item>
            <text:p text:style-name="P42">Work Experience</text:p>
          </text:list-item>
        </text:list>
        <text:p text:style-name="P24"><text:span text:style-name="T9">Enlight Health</text:span><text:span text:style-name="T7"><text:tab/></text:span><text:span text:style-name="T13">De</text:span><text:span text:style-name="T12">cemb</text:span><text:span text:style-name="T13">er</text:span><text:span text:style-name="T11"> 201</text:span><text:span text:style-name="T12">3</text:span><text:span text:style-name="T11"> – </text:span><text:span text:style-name="T15">April 2014</text:span></text:p>
        <text:p text:style-name="P5"><text:span text:style-name="T39">Lead </text:span><text:span text:style-name="T38">Developer for</text:span><text:span text:style-name="T37"> ListRunner (</text:span><text:a xlink:type="simple" xlink:href="http://www.listrunnerapp.com/"><text:span text:style-name="Internet_20_link"><text:span text:style-name="T5">www.listrunnerapp.com</text:span></text:span></text:a><text:span text:style-name="T37">) </text:span></text:p>
        <text:list xml:id="list6941490968383670340" text:style-name="L1">
          <text:list-item>
            <text:p text:style-name="P35">D<text:span text:style-name="T40">evelopped a Web application for doctors and nurses.</text:span></text:p>
          </text:list-item>
          <text:list-item>
            <text:p text:style-name="P36"><text:span text:style-name="T40">Used</text:span> AngularJS, Firebase, Node.js, <text:span text:style-name="T33">Grunt and </text:span>Heroku.</text:p>
          </text:list-item>
        </text:list>
        <text:p text:style-name="P24"><text:span text:style-name="T7">Radio-Canada/</text:span><text:span text:style-name="T8">CBC</text:span><text:span text:style-name="T7"><text:tab/></text:span><text:span text:style-name="T13">August</text:span><text:span text:style-name="T11"> 2011 – </text:span><text:span text:style-name="T13">S</text:span><text:span text:style-name="T11">eptembe</text:span><text:span text:style-name="T13">r</text:span><text:span text:style-name="T11"> 2013</text:span></text:p>
        <text:p text:style-name="P11"><text:span text:style-name="T22">Web </text:span><text:span text:style-name="T23">Developer</text:span><text:span text:style-name="T22">, </text:span><text:span text:style-name="T23">and</text:span><text:span text:style-name="T22"> </text:span><text:span text:style-name="T23">Team </text:span><text:span text:style-name="T24">Lead </text:span><text:span text:style-name="T22">(</text:span><text:span text:style-name="T14">starting April 2012</text:span><text:span text:style-name="T22">)</text:span></text:p>
        <text:list xml:id="list212052949836989" text:continue-numbering="true" text:style-name="L1">
          <text:list-item>
            <text:p text:style-name="P37">Rewrote the company's primary back-end service, which feeds <text:span text:style-name="T41">data to </text:span>all its news, TV and radio <text:span text:style-name="T42">web </text:span>sites and <text:span text:style-name="T43">mobile </text:span>applications.</text:p>
          </text:list-item>
          <text:list-item>
            <text:p text:style-name="P37">Extended and developed new WCF <text:span text:style-name="T40">services </text:span>and REST<text:span text:style-name="T44">ful</text:span> Web <text:span text:style-name="T45">APIs</text:span>.</text:p>
          </text:list-item>
          <text:list-item>
            <text:p text:style-name="P40"><text:span text:style-name="T45">O</text:span>ptimiz<text:span text:style-name="T45">ed</text:span> web sites and user tools to reduce load times.</text:p>
          </text:list-item>
          <text:list-item>
            <text:p text:style-name="P40">Built new CMS's to replace 5 to 15-year-old systems.</text:p>
          </text:list-item>
          <text:list-item>
            <text:p text:style-name="P38">Worked on a HTML5/Backbone.js application for Smart TVs.</text:p>
          </text:list-item>
        </text:list>
        <text:p text:style-name="P21">Cactusoft<text:span text:style-name="T1"><text:tab/></text:span><text:span text:style-name="T13">August</text:span><text:span text:style-name="T11"> 2009 – </text:span><text:span text:style-name="T13">July </text:span><text:span text:style-name="T11">2011</text:span></text:p>
        <text:p text:style-name="P14"><text:span text:style-name="T35">Software Developer</text:span>, <text:span text:style-name="T35">and co-owner</text:span> (<text:span text:style-name="T18">May 2010 – July 2011</text:span>)</text:p>
        <text:list xml:id="list6844477518416577131" text:style-name="L1">
          <text:list-item>
            <text:p text:style-name="P41">Developed customized enterprise applications (in C#), including operations management and resource planning softwares.</text:p>
          </text:list-item>
          <text:list-item>
            <text:p text:style-name="P39">Lead the development and graphic design of Web applications.</text:p>
          </text:list-item>
          <text:list-item>
            <text:p text:style-name="P39">Clarified client requirements, business needs and project objectives in collaboration with all stakeholders.</text:p>
          </text:list-item>
        </text:list>
        <text:p text:style-name="P23"><text:span text:style-name="T7">Zimmer CAS<text:tab/></text:span><text:span text:style-name="T13">M</text:span><text:span text:style-name="T11">a</text:span><text:span text:style-name="T13">y</text:span><text:span text:style-name="T11"> 2008 – </text:span><text:span text:style-name="T13">August</text:span><text:span text:style-name="T11"> 2008</text:span></text:p>
        <text:p text:style-name="P13">Software Engineering Intern</text:p>
        <text:p text:style-name="P23"><text:span text:style-name="T7">Polytechnique </text:span><text:span text:style-name="T10">Montréal</text:span><text:span text:style-name="T7"><text:tab/></text:span><text:span text:style-name="T13">S</text:span><text:span text:style-name="T11">eptemb</text:span><text:span text:style-name="T13">er</text:span><text:span text:style-name="T11"> 2007 – </text:span><text:span text:style-name="T13">M</text:span><text:span text:style-name="T11">a</text:span><text:span text:style-name="T13">y</text:span><text:span text:style-name="T11"> 2008</text:span></text:p>
        <text:p text:style-name="P13">Undergraduate Researcher working with Professor Pierre Langlois</text:p>
        <text:p text:style-name="P25">CMC <text:span text:style-name="T35">E</text:span>lectroni<text:span text:style-name="T35">cs</text:span><text:span text:style-name="T7"><text:tab/></text:span><text:span text:style-name="T13">M</text:span><text:span text:style-name="T11">a</text:span><text:span text:style-name="T13">y</text:span><text:span text:style-name="T11"> 2007 – </text:span><text:span text:style-name="T13">S</text:span><text:span text:style-name="T11">eptemb</text:span><text:span text:style-name="T13">er</text:span><text:span text:style-name="T11"> 2007</text:span></text:p>
        <text:p text:style-name="P12">Computer Engineering Intern – Cockpit System Integration</text:p>
        <text:p text:style-name="P20">Education</text:p>
        <text:p text:style-name="P21">Polytechnique<text:span text:style-name="T7"> </text:span><text:span text:style-name="T10">Montréal</text:span><text:span text:style-name="T3"> </text:span><text:span text:style-name="T1">– Montréal, </text:span><text:span text:style-name="T4">Canada</text:span><text:span text:style-name="T1"><text:tab/>2005</text:span><text:span text:style-name="T11"> – </text:span><text:span text:style-name="T1">2010</text:span></text:p>
        <text:p text:style-name="P12">B.Eng. in Computer Engineering. </text:p>
        <text:p text:style-name="P12">Outstanding commendation award. GPA: 3.59/4</text:p>
        <text:p text:style-name="P21">HEC Montréal<text:span text:style-name="T1"> – Montréal, </text:span><text:span text:style-name="T4">Canada</text:span><text:span text:style-name="T1"><text:tab/>201</text:span><text:span text:style-name="T2">1</text:span><text:span text:style-name="T11"> – </text:span><text:span text:style-name="T1">2012</text:span></text:p>
        <text:p text:style-name="P12">Took evening classes in management.</text:p>
        <text:p text:style-name="P26"><text:span text:style-name="T7">ENSTA ParisTech</text:span><text:span text:style-name="T1"> – Paris, France<text:tab/>2008</text:span><text:span text:style-name="T11"> – </text:span><text:span text:style-name="T1">2009</text:span></text:p>
        <text:p text:style-name="P15">Participated in an exchange program for a semester</text:p>
        <text:p text:style-name="P20">Skills</text:p>
        <text:p text:style-name="P28">Programm<text:span text:style-name="T36">ing</text:span></text:p>
        <text:p text:style-name="P6">C#</text:p>
        <text:p text:style-name="P31">ASP.NET Web API <text:span text:style-name="T30">&amp; </text:span>MVC, WCF, NHibernate, Dapper, Entity Framework, AutoMapper, Lucene.Net, log4net, StructureMap, NUnit, Moq</text:p>
        <text:p text:style-name="P34"><text:span text:style-name="T20">Limited experience: </text:span><text:span text:style-name="T31">PHP, </text:span>Java<text:span text:style-name="T31">, C/C++</text:span></text:p>
        <text:p text:style-name="P7">JavaScript</text:p>
        <text:p text:style-name="P33"><text:span text:style-name="T21">B</text:span><text:span text:style-name="T16">ackbone, </text:span><text:span text:style-name="T17">AngularJS,</text:span><text:span text:style-name="T16"> jQuery, Knockout, RequireJS, </text:span><text:span text:style-name="T21">Node.js</text:span></text:p>
        <text:p text:style-name="P8">HTML, CSS</text:p>
        <text:p text:style-name="P32">Responsive design, LESS, <text:span text:style-name="T34">SASS</text:span></text:p>
        <text:p text:style-name="P7">SQL</text:p>
        <text:p text:style-name="P31">MS SQL, MySQL, Oracle</text:p>
        <text:p text:style-name="P27">Agile Methodologies</text:p>
        <text:p text:style-name="P9">XP, Scrum, TDD, CI</text:p>
        <text:p text:style-name="P27">Tools</text:p>
        <text:p text:style-name="P9">Visual <text:span text:style-name="T25">Studio </text:span><text:span text:style-name="T26">2008-2013, ReSharper, Sublime Text</text:span></text:p>
        <text:p text:style-name="P1">Git, Hg, SVN, TFS</text:p>
        <text:p text:style-name="P1"><text:span text:style-name="T32">GitHub, </text:span>FogBugz</text:p>
        <text:p text:style-name="P2">NPM, Grunt, Bower</text:p>
        <text:p text:style-name="P22">Langu<text:span text:style-name="T35">ag</text:span>es</text:p>
        <text:p text:style-name="P10">Bilingual French/English</text:p>
        <text:p text:style-name="P19">Int<text:span text:style-name="T35">erests</text:span></text:p>
        <text:p text:style-name="P3">Web technologies</text:p>
        <text:p text:style-name="P4">SOA <text:span text:style-name="T35">and</text:span> messaging <text:span text:style-name="T35">patterns</text:span></text:p>
        <text:p text:style-name="P18"><text:span text:style-name="T28">U</text:span><text:span text:style-name="T27">ser </text:span><text:span text:style-name="T29">e</text:span><text:span text:style-name="T27">xperienc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" svg:font-family="Roboto" style:font-adornments="Regular" style:font-pitch="variable"/>
    <style:font-face style:name="Roboto Condensed Light" svg:font-family="'Roboto Condensed Light'" style:font-adornments="Light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Georgia" fo:font-family="Georgia" style:font-family-generic="roman" style:font-pitch="variable" fo:font-size="11pt" fo:language="en" fo:country="CA" style:font-name-asian="DejaVu Sans" style:font-family-asian="'DejaVu Sans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3cm" fo:margin-bottom="0.101cm" style:contextual-spacing="false" fo:keep-with-next="always"/>
      <style:text-properties fo:font-variant="normal" fo:text-transform="none" style:font-name="Roboto Condensed Light" fo:font-family="'Roboto Condensed Light'" style:font-style-name="Light" style:font-pitch="variable" fo:font-size="13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00%" fo:text-align="start" style:justify-single-word="false"/>
      <style:text-properties style:font-name="Roboto" fo:font-family="Roboto" style:font-style-name="Regular" style:font-pitch="variable" fo:font-weight="250"/>
    </style:style>
    <style:style style:name="List" style:family="paragraph" style:parent-style-name="Text_20_body" style:default-outline-level="" style:class="list">
      <style:paragraph-properties fo:margin-top="0cm" fo:margin-bottom="0.101cm" style:contextual-spacing="false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default-outline-level="" style:class="text">
      <style:paragraph-properties fo:padding="0cm" fo:border-left="none" fo:border-right="none" fo:border-top="none" fo:border-bottom="0.51pt solid #579d1c" style:shadow="none"/>
      <style:text-properties fo:font-size="16pt" fo:font-weight="250" style:font-size-asian="16pt" style:font-weight-asian="normal" style:font-size-complex="16pt" style:font-weight-complex="bold"/>
    </style:style>
    <style:style style:name="Heading_20_2" style:display-name="Heading 2" style:family="paragraph" style:parent-style-name="Text_20_body" style:default-outline-level="" style:class="text">
      <style:paragraph-properties fo:margin-top="0.3cm" fo:margin-bottom="0.101cm" style:contextual-spacing="false">
        <style:tab-stops>
          <style:tab-stop style:position="12.39cm" style:type="right"/>
        </style:tab-stops>
      </style:paragraph-properties>
      <style:text-properties fo:font-size="11pt" fo:font-style="normal" fo:font-weight="bold" style:font-size-asian="11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" style:class="text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cm" fo:margin-bottom="0cm" style:contextual-spacing="false" fo:text-align="start" style:justify-single-word="false"/>
      <style:text-properties fo:font-size="18pt" fo:font-weight="250" style:font-size-asian="18pt" style:font-weight-asian="normal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Formatting" style:display-name="No Formatting" style:family="paragraph" style:parent-style-name="Text_20_body" style:default-outline-level="">
      <style:paragraph-properties fo:margin-top="0cm" fo:margin-bottom="0cm" style:contextual-spacing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List_20_1" style:display-name="List 1" style:family="paragraph" style:parent-style-name="List" style:default-outline-level="" style:class="list"/>
    <style:style style:name="List_20_4_20_End" style:display-name="List 4 End" style:family="paragraph" style:parent-style-name="List" style:default-outline-level="" style:class="list"/>
    <style:style style:name="List_20_5" style:display-name="List 5" style:family="paragraph" style:parent-style-name="List" style:default-outline-level="" style:class="list"/>
    <style:style style:name="Text_20_body_20_indent" style:display-name="Text body indent" style:family="paragraph" style:parent-style-name="Text_20_body" style:default-outline-level="" style:class="text">
      <style:paragraph-properties fo:margin-left="0.4cm" fo:margin-right="0cm" fo:margin-top="0cm" fo:margin-bottom="0.101cm" style:contextual-spacing="false" fo:text-indent="0cm" style:auto-text-indent="false" fo:padding="0.3cm" fo:border-left="0.51pt solid #e6e6e6" fo:border-right="none" fo:border-top="none" fo:border-bottom="none" style:shadow="none"/>
      <style:text-properties fo:font-style="italic" fo:font-weight="normal" style:font-style-asian="italic" style:font-weight-asian="normal"/>
    </style:style>
    <style:style style:name="Hanging_20_indent" style:display-name="Hanging indent" style:family="paragraph" style:parent-style-name="Text_20_body" style:default-outline-level="" style:class="text"/>
    <style:style style:name="Marginalia" style:family="paragraph" style:parent-style-name="Text_20_body" style:default-outline-level="" style:class="text"/>
    <style:style style:name="Header_20_left" style:display-name="Header left" style:family="paragraph" style:parent-style-name="Standard" style:default-outline-level="" style:class="extra"/>
    <style:style style:name="Link" style:family="paragraph" style:parent-style-name="Text_20_body" style:default-outline-level="">
      <style:paragraph-properties fo:padding="0cm" fo:border-left="none" fo:border-right="none" fo:border-top="none" fo:border-bottom="0.26pt solid #579d1c"/>
      <style:text-properties fo:color="#579d1c"/>
    </style:style>
    <style:style style:name="Untitled1" style:family="paragraph" style:parent-style-name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38cm" fo:margin-left="1.499cm" fo:margin-right="1.499cm" style:writing-mode="lr-tb" style:layout-grid-color="#c0c0c0" style:layout-grid-lines="54" style:layout-grid-base-height="0.494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10:55:06</meta:creation-date>
    <meta:initial-creator>Laurent </meta:initial-creator>
    <dc:date>2014-04-25T21:20:52.629446783</dc:date>
    <meta:editing-cycles>33</meta:editing-cycles>
    <meta:editing-duration>PT2H11M49S</meta:editing-duration>
    <meta:generator>LibreOffice/4.2.3.3$Linux_X86_64 LibreOffice_project/420m0$Build-3</meta:generator>
    <meta:document-statistic meta:table-count="1" meta:image-count="0" meta:object-count="0" meta:page-count="1" meta:paragraph-count="58" meta:word-count="315" meta:character-count="2231" meta:non-whitespace-character-count="1968"/>
  </office:meta>
</office:document-meta>
</file>